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2.75cm" fo:min-width="15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25cm" fo:min-width="3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4" style:family="graphic" style:parent-style-name="objectwithoutfill">
      <style:graphic-properties svg:stroke-color="#000000" draw:marker-end="线条箭头_20_5" draw:marker-end-width="0.3cm" draw:fill="none" draw:fill-color="#ffffff" draw:textarea-vertical-align="middle"/>
    </style:style>
    <style:style style:name="gr5" style:family="graphic" style:parent-style-name="objectwithoutfill">
      <style:graphic-properties svg:stroke-color="#000000" draw:marker-end="线条箭头_20_6" draw:marker-end-width="0.3cm" draw:fill="none" draw:fill-color="#ffffff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5cm" fo:min-width="5.75cm"/>
    </style:style>
    <style:style style:name="gr7" style:family="graphic" style:parent-style-name="standard">
      <style:graphic-properties svg:stroke-color="#000000" draw:fill-color="#2a6099" draw:textarea-horizontal-align="justify" draw:textarea-vertical-align="middle" draw:auto-grow-height="false" fo:min-height="0.5cm" fo:min-width="0.25cm"/>
    </style:style>
    <style:style style:name="gr8" style:family="graphic" style:parent-style-name="standard">
      <style:graphic-properties svg:stroke-color="#000000" draw:fill-color="#dee7e5" draw:textarea-horizontal-align="justify" draw:textarea-vertical-align="middle" draw:auto-grow-height="false" fo:min-height="0.5cm" fo:min-width="0.25cm"/>
    </style:style>
    <style:style style:name="gr9" style:family="graphic" style:parent-style-name="standard">
      <style:graphic-properties svg:stroke-color="#50938a" draw:fill-color="#729fcf" draw:textarea-horizontal-align="justify" draw:textarea-vertical-align="middle" draw:auto-grow-height="false" fo:min-height="0.5cm" fo:min-width="0.25cm"/>
    </style:style>
    <style:style style:name="gr10" style:family="graphic" style:parent-style-name="standard">
      <style:graphic-properties svg:stroke-color="#000000" draw:fill-color="#729fcf" draw:textarea-horizontal-align="justify" draw:textarea-vertical-align="middle" draw:auto-grow-height="false" fo:min-height="0.5cm" fo:min-width="0.25cm"/>
    </style:style>
    <style:style style:name="gr11" style:family="graphic" style:parent-style-name="standard">
      <style:graphic-properties svg:stroke-color="#000000" draw:fill-color="#5983b0" draw:textarea-horizontal-align="justify" draw:textarea-vertical-align="middle" draw:auto-grow-height="false" fo:min-height="0.5cm" fo:min-width="0.25cm"/>
    </style:style>
    <style:style style:name="gr12" style:family="graphic" style:parent-style-name="standard">
      <style:graphic-properties svg:stroke-color="#000000" draw:fill-color="#b4c7dc" draw:textarea-horizontal-align="justify" draw:textarea-vertical-align="middle" draw:auto-grow-height="false" fo:min-height="0.5cm" fo:min-width="0.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713cm" fo:min-width="0cm"/>
      <style:paragraph-properties style:writing-mode="lr-tb"/>
    </style:style>
    <style:style style:name="gr14" style:family="graphic" style:parent-style-name="standard">
      <style:graphic-properties svg:stroke-color="#000000" draw:marker-start="线条箭头_20_14" draw:marker-start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276cm"/>
      <style:paragraph-properties style:writing-mode="lr-tb"/>
    </style:style>
    <style:style style:name="gr16" style:family="graphic" style:parent-style-name="objectwithoutfill">
      <style:graphic-properties svg:stroke-color="#000000" draw:marker-end="线条箭头_20_15" draw:marker-end-width="0.3cm" draw:fill="none" draw:fill-color="#ffffff" draw:textarea-vertical-align="middle"/>
    </style:style>
    <style:style style:name="gr17" style:family="graphic" style:parent-style-name="standard">
      <style:graphic-properties svg:stroke-color="#000000" draw:marker-start="线条箭头_20_14" draw:marker-start-width="0.3cm" draw:fill-color="#000000" draw:textarea-horizontal-align="center" draw:textarea-vertical-align="middl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7.2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4.693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4.6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2" style:family="graphic" style:parent-style-name="standard">
      <style:graphic-properties svg:stroke-color="#2a6099" draw:fill-color="#2a6099" draw:textarea-horizontal-align="justify" draw:textarea-vertical-align="middle" draw:auto-grow-height="false" fo:min-height="0.5cm" fo:min-width="0.279cm"/>
    </style:style>
    <style:style style:name="gr23" style:family="graphic" style:parent-style-name="standard">
      <style:graphic-properties svg:stroke-color="#000000" draw:fill-color="#729fcf" draw:textarea-horizontal-align="justify" draw:textarea-vertical-align="middle" draw:auto-grow-height="false" fo:min-height="0.5cm" fo:min-width="0.279cm"/>
    </style:style>
    <style:style style:name="gr24" style:family="graphic" style:parent-style-name="standard">
      <style:graphic-properties svg:stroke-color="#000000" draw:fill-color="#b4c7dc" draw:textarea-horizontal-align="justify" draw:textarea-vertical-align="middle" draw:auto-grow-height="false" fo:min-height="0.5cm" fo:min-width="0.278cm"/>
    </style:style>
    <style:style style:name="gr25" style:family="graphic" style:parent-style-name="standard">
      <style:graphic-properties svg:stroke-color="#2a6099" draw:fill-color="#3465a4" draw:textarea-horizontal-align="justify" draw:textarea-vertical-align="middle" draw:auto-grow-height="false" fo:min-height="0.5cm" fo:min-width="0.279cm"/>
    </style:style>
    <style:style style:name="gr26" style:family="graphic" style:parent-style-name="standard">
      <style:graphic-properties svg:stroke-color="#2a6099" draw:fill-color="#ffffff" draw:textarea-horizontal-align="justify" draw:textarea-vertical-align="middle" draw:auto-grow-height="false" fo:min-height="0cm" fo:min-width="0.157cm"/>
    </style:style>
    <style:style style:name="gr27" style:family="graphic" style:parent-style-name="objectwithoutfill">
      <style:graphic-properties svg:stroke-color="#000000" draw:marker-end="线条箭头_20_9" draw:marker-end-width="0.3cm" draw:fill="none" draw:fill-color="#ffffff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000000" fo:min-height="0.477cm"/>
      <style:paragraph-properties style:writing-mode="lr-tb"/>
    </style:style>
    <style:style style:name="gr31" style:family="graphic" style:parent-style-name="standard">
      <style:graphic-properties svg:stroke-color="#000000" draw:marker-start="线条箭头_20_10" draw:marker-start-width="0.3cm" draw:textarea-horizontal-align="center" draw:textarea-vertical-align="middle"/>
    </style:style>
    <style:style style:name="gr32" style:family="graphic" style:parent-style-name="standard">
      <style:graphic-properties svg:stroke-color="#000000" draw:marker-start="线条箭头_20_10" draw:marker-start-width="0.3cm" draw:fill-color="#000000" draw:textarea-horizontal-align="center" draw:textarea-vertical-align="middle"/>
    </style:style>
    <style:style style:name="gr33" style:family="graphic" style:parent-style-name="standard">
      <style:graphic-properties svg:stroke-color="#000000" draw:textarea-horizontal-align="center" draw:textarea-vertical-align="middle"/>
    </style:style>
    <style:style style:name="gr34" style:family="graphic" style:parent-style-name="objectwithoutfill">
      <style:graphic-properties svg:stroke-color="#000000" draw:fill="none" draw:fill-color="#000000" draw:textarea-vertical-align="middle"/>
    </style:style>
    <style:style style:name="gr35" style:family="graphic" style:parent-style-name="objectwithoutfill">
      <style:graphic-properties svg:stroke-color="#000000" draw:fill="none" draw:fill-color="#ffffff" draw:textarea-vertical-align="middle"/>
    </style:style>
    <style:style style:name="gr3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objectwithoutfill">
      <style:graphic-properties svg:stroke-color="#000000" draw:marker-end="线条箭头_20_16" draw:marker-end-width="0.3cm" draw:fill="none" draw:textarea-vertical-align="middle"/>
    </style:style>
    <style:style style:name="gr40" style:family="graphic" style:parent-style-name="standard">
      <style:graphic-properties svg:stroke-color="#000000" draw:marker-start="线条箭头_20_17" draw:marker-start-width="0.3cm" draw:textarea-horizontal-align="center" draw:textarea-vertical-align="middle"/>
    </style:style>
    <style:style style:name="gr41" style:family="graphic" style:parent-style-name="standard">
      <style:graphic-properties svg:stroke-color="#000000" draw:marker-start="线条箭头_20_18" draw:marker-start-width="0.3cm" draw:textarea-horizontal-align="center" draw:textarea-vertical-align="middle"/>
    </style:style>
    <style:style style:name="gr42" style:family="graphic" style:parent-style-name="objectwithoutfill">
      <style:graphic-properties svg:stroke-color="#000000" draw:marker-end="线条箭头_20_19" draw:marker-end-width="0.3cm" draw:fill="none" draw:textarea-vertical-align="middle"/>
    </style:style>
    <style:style style:name="gr43" style:family="graphic" style:parent-style-name="objectwithoutfill">
      <style:graphic-properties svg:stroke-color="#000000" draw:marker-end="线条箭头_20_20" draw:marker-end-width="0.3cm" draw:fill="none" draw:textarea-vertical-align="middle"/>
    </style:style>
    <style:style style:name="gr44" style:family="graphic" style:parent-style-name="objectwithoutfill">
      <style:graphic-properties svg:stroke-color="#000000" draw:marker-end="线条箭头_20_21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2a6099"/>
      <style:paragraph-properties fo:text-align="center"/>
    </style:style>
    <style:style style:name="P7" style:family="paragraph">
      <loext:graphic-properties draw:fill-color="#dee7e5"/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-color="#5983b0"/>
      <style:paragraph-properties fo:text-align="center"/>
    </style:style>
    <style:style style:name="P10" style:family="paragraph">
      <loext:graphic-properties draw:fill-color="#b4c7dc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-color="#3465a4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000000"/>
      <style:paragraph-properties style:writing-mode="lr-tb"/>
    </style:style>
    <style:style style:name="P18" style:family="paragraph">
      <loext:graphic-properties draw:fill="none" draw:fill-color="#000000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6cm" svg:height="13cm" svg:x="2.5cm" svg:y="5cm">
          <draw:glue-point draw:id="4" svg:x="-3.593cm" svg:y="0.716cm"/>
          <draw:glue-point draw:id="5" svg:x="-3.593cm" svg:y="0.71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" draw:id="id1">
          <draw:glue-point draw:id="4" svg:x="-5cm" svg:y="1.666cm"/>
          <draw:glue-point draw:id="5" svg:x="-5cm" svg:y="2.777cm"/>
          <draw:glue-point draw:id="6" svg:x="-5cm" svg:y="3.888cm"/>
          <draw:glue-point draw:id="7" svg:x="5cm" svg:y="1.666cm"/>
          <draw:glue-point draw:id="8" svg:x="5cm" svg:y="2.777cm"/>
          <draw:glue-point draw:id="9" svg:x="5cm" svg:y="3.888cm"/>
          <draw:g>
            <draw:g>
              <draw:g>
                <draw:custom-shape draw:style-name="gr2" draw:text-style-name="P3" draw:layer="layout" svg:width="4.25cm" svg:height="4.5cm" svg:x="8.25cm" svg:y="5.5cm">
                  <text:p text:style-name="P2"><text:span text:style-name="T1">s</text:span><text:span text:style-name="T1">r</text:span><text:span text:style-name="T1">a</text:span><text:span text:style-name="T1">m</text:span></text:p>
                  <draw:enhanced-geometry svg:viewBox="0 0 21600 21600" draw:type="rectangle" draw:enhanced-path="M 0 0 L 21600 0 21600 21600 0 21600 0 0 Z N"/>
                </draw:custom-shape>
              </draw:g>
              <draw:frame draw:style-name="gr3" draw:text-style-name="P4" draw:layer="layout" svg:width="1.75cm" svg:height="0.569cm" svg:x="8.25cm" svg:y="8.681cm">
                <draw:text-box>
                  <text:p><text:span text:style-name="T2">wr_addr</text:span></text:p>
                </draw:text-box>
              </draw:frame>
              <draw:frame draw:style-name="gr3" draw:text-style-name="P4" draw:layer="layout" svg:width="1.75cm" svg:height="0.569cm" svg:x="11cm" svg:y="8.181cm">
                <draw:text-box>
                  <text:p><text:span text:style-name="T2">rd</text:span><text:span text:style-name="T2">_d</text:span><text:span text:style-name="T2">at</text:span><text:span text:style-name="T2">a</text:span></text:p>
                </draw:text-box>
              </draw:frame>
              <draw:frame draw:style-name="gr3" draw:text-style-name="P4" draw:layer="layout" svg:width="1.75cm" svg:height="0.569cm" svg:x="11cm" svg:y="8.681cm">
                <draw:text-box>
                  <text:p><text:span text:style-name="T2">rd_</text:span><text:span text:style-name="T2">add</text:span><text:span text:style-name="T2">r</text:span></text:p>
                </draw:text-box>
              </draw:frame>
              <draw:frame draw:style-name="gr3" draw:text-style-name="P4" draw:layer="layout" svg:width="1.75cm" svg:height="0.569cm" svg:x="8.25cm" svg:y="8.181cm">
                <draw:text-box>
                  <text:p><text:span text:style-name="T2">wr_data</text:span></text:p>
                </draw:text-box>
              </draw:frame>
              <draw:frame draw:style-name="gr3" draw:text-style-name="P4" draw:layer="layout" svg:width="1.75cm" svg:height="0.569cm" svg:x="8.25cm" svg:y="9.181cm">
                <draw:text-box>
                  <text:p><text:span text:style-name="T2">wr_vaild</text:span></text:p>
                </draw:text-box>
              </draw:frame>
              <draw:frame draw:style-name="gr3" draw:text-style-name="P4" draw:layer="layout" svg:width="1.75cm" svg:height="0.569cm" svg:x="11cm" svg:y="9.181cm">
                <draw:text-box>
                  <text:p><text:span text:style-name="T2">rd_vaild</text:span></text:p>
                </draw:text-box>
              </draw:frame>
            </draw:g>
            <draw:line draw:style-name="gr4" draw:text-style-name="P5" draw:layer="layout" svg:x1="7cm" svg:y1="8.5cm" svg:x2="8.25cm" svg:y2="8.5cm">
              <text:p/>
            </draw:line>
            <draw:line draw:style-name="gr4" draw:text-style-name="P5" draw:layer="layout" svg:x1="7cm" svg:y1="9cm" svg:x2="8.25cm" svg:y2="9cm">
              <text:p/>
            </draw:line>
            <draw:line draw:style-name="gr4" draw:text-style-name="P5" draw:layer="layout" svg:x1="7cm" svg:y1="9.5cm" svg:x2="8.25cm" svg:y2="9.5cm">
              <text:p/>
            </draw:line>
            <draw:line draw:style-name="gr4" draw:text-style-name="P5" draw:layer="layout" svg:x1="12.5cm" svg:y1="8.5cm" svg:x2="13.75cm" svg:y2="8.5cm">
              <text:p/>
            </draw:line>
            <draw:line draw:style-name="gr5" draw:text-style-name="P5" draw:layer="layout" svg:x1="13.75cm" svg:y1="9cm" svg:x2="12.5cm" svg:y2="9cm">
              <text:p/>
            </draw:line>
            <draw:line draw:style-name="gr5" draw:text-style-name="P5" draw:layer="layout" svg:x1="13.75cm" svg:y1="9.5cm" svg:x2="12.5cm" svg:y2="9.5cm">
              <text:p/>
            </draw:line>
          </draw:g>
        </draw:g>
        <draw:g xml:id="id2" draw:id="id2">
          <draw:glue-point draw:id="4" svg:x="4.54cm" svg:y="2.213cm"/>
          <draw:glue-point draw:id="5" svg:x="4.417cm" svg:y="3.47cm"/>
          <draw:glue-point draw:id="6" svg:x="4.539cm" svg:y="3.361cm"/>
          <draw:glue-point draw:id="7" svg:x="4.868cm" svg:y="-2.02cm"/>
          <draw:glue-point draw:id="8" svg:x="4.875cm" svg:y="-3.561cm"/>
          <draw:glue-point draw:id="9" svg:x="-3.957cm" svg:y="2.213cm"/>
          <draw:glue-point draw:id="10" svg:x="-3.957cm" svg:y="3.365cm"/>
          <draw:glue-point draw:id="11" svg:x="-5cm" svg:y="-1.996cm"/>
          <draw:glue-point draw:id="12" svg:x="-5cm" svg:y="-1.996cm"/>
          <draw:glue-point draw:id="13" svg:x="-5cm" svg:y="-3.561cm"/>
          <draw:g>
            <draw:g>
              <draw:custom-shape draw:style-name="gr6" draw:text-style-name="P1" draw:layer="layout" svg:width="6.25cm" svg:height="1.75cm" svg:x="7.384cm" svg:y="15.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6" draw:layer="layout" svg:width="0.75cm" svg:height="0.75cm" svg:x="7.634cm" svg:y="15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0.75cm" svg:height="0.75cm" svg:x="8.634cm" svg:y="15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8" draw:layer="layout" svg:width="0.75cm" svg:height="0.75cm" svg:x="9.634cm" svg:y="15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8" draw:layer="layout" svg:width="0.75cm" svg:height="0.75cm" svg:x="10.634cm" svg:y="15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9" draw:layer="layout" svg:width="0.75cm" svg:height="0.75cm" svg:x="11.634cm" svg:y="15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0" draw:layer="layout" svg:width="0.75cm" svg:height="0.75cm" svg:x="12.634cm" svg:y="15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3" draw:text-style-name="P11" draw:layer="layout" svg:width="2.204cm" svg:height="0.963cm" svg:x="7.18cm" svg:y="16.537cm">
                <draw:text-box>
                  <text:p><text:span text:style-name="T3">空闲地址队列</text:span></text:p>
                </draw:text-box>
              </draw:frame>
            </draw:g>
            <draw:g>
              <draw:line draw:style-name="gr14" draw:text-style-name="P12" draw:layer="layout" svg:x1="5.885cm" svg:y1="15.679cm" svg:x2="7.384cm" svg:y2="15.679cm">
                <text:p/>
              </draw:line>
              <draw:frame draw:style-name="gr15" draw:text-style-name="P4" draw:layer="layout" svg:width="1.25cm" svg:height="0.526cm" svg:x="6.134cm" svg:y="15.25cm">
                <draw:text-box>
                  <text:p><text:span text:style-name="T3">rd_out</text:span></text:p>
                </draw:text-box>
              </draw:frame>
            </draw:g>
            <draw:g>
              <draw:line draw:style-name="gr14" draw:text-style-name="P12" draw:layer="layout" svg:x1="13.635cm" svg:y1="15.679cm" svg:x2="15.134cm" svg:y2="15.679cm">
                <text:p/>
              </draw:line>
              <draw:frame draw:style-name="gr15" draw:text-style-name="P4" draw:layer="layout" svg:width="1.25cm" svg:height="0.526cm" svg:x="13.884cm" svg:y="15.25cm">
                <draw:text-box>
                  <text:p><text:span text:style-name="T3">wr_in</text:span></text:p>
                </draw:text-box>
              </draw:frame>
            </draw:g>
            <draw:g>
              <draw:line draw:style-name="gr16" draw:text-style-name="P5" draw:layer="layout" svg:x1="5.885cm" svg:y1="16.432cm" svg:x2="7.384cm" svg:y2="16.432cm">
                <text:p/>
              </draw:line>
              <draw:frame draw:style-name="gr15" draw:text-style-name="P13" draw:layer="layout" svg:width="1.5cm" svg:height="0.526cm" svg:x="5.884cm" svg:y="16cm">
                <draw:text-box>
                  <text:p><text:span text:style-name="T3">rd_vaild</text:span></text:p>
                </draw:text-box>
              </draw:frame>
            </draw:g>
            <draw:g>
              <draw:g>
                <draw:line draw:style-name="gr17" draw:text-style-name="P14" draw:layer="layout" svg:x1="13.634cm" svg:y1="16.429cm" svg:x2="15.133cm" svg:y2="16.429cm">
                  <text:p/>
                </draw:line>
                <draw:frame draw:style-name="gr15" draw:text-style-name="P4" draw:layer="layout" svg:width="1.5cm" svg:height="0.526cm" svg:x="13.884cm" svg:y="15.974cm">
                  <draw:text-box>
                    <text:p><text:span text:style-name="T3">wr_vaild</text:span></text:p>
                  </draw:text-box>
                </draw:frame>
              </draw:g>
            </draw:g>
          </draw:g>
          <draw:g>
            <draw:glue-point draw:id="4" svg:x="4.876cm" svg:y="-1.592cm"/>
            <draw:glue-point draw:id="5" svg:x="4.647cm" svg:y="-1.592cm"/>
            <draw:g>
              <draw:glue-point draw:id="4" svg:x="-5cm" svg:y="-1.902cm"/>
              <draw:glue-point draw:id="5" svg:x="-5cm" svg:y="-0.178cm"/>
              <draw:glue-point draw:id="6" svg:x="-5cm" svg:y="1.47cm"/>
              <draw:glue-point draw:id="7" svg:x="4.875cm" svg:y="-1.902cm"/>
              <draw:glue-point draw:id="8" svg:x="4.875cm" svg:y="-0.23cm"/>
              <draw:glue-point draw:id="9" svg:x="4.876cm" svg:y="1.417cm"/>
              <draw:g>
                <draw:custom-shape draw:style-name="gr18" draw:text-style-name="P1" draw:layer="layout" svg:width="7.75cm" svg:height="3cm" svg:x="6.25cm" svg:y="10.9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9" draw:text-style-name="P1" draw:layer="layout" svg:width="5.193cm" svg:height="1.25cm" svg:x="8.037cm" svg:y="11.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9" draw:text-style-name="P1" draw:layer="layout" svg:width="5.193cm" svg:height="1.25cm" svg:x="7.778cm" svg:y="11.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9" draw:text-style-name="P1" draw:layer="layout" svg:width="5.193cm" svg:height="1.25cm" svg:x="7.518cm" svg:y="11.7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0" draw:text-style-name="P3" draw:layer="layout" svg:width="5.193cm" svg:height="1.25cm" svg:x="7.258cm" svg:y="1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21" draw:text-style-name="P11" draw:layer="layout" svg:width="2.077cm" svg:height="0.75cm" svg:x="6.173cm" svg:y="13.25cm">
                  <draw:text-box>
                    <text:p><text:span text:style-name="T3">多通道</text:span><text:span text:style-name="T3">fifo</text:span></text:p>
                  </draw:text-box>
                </draw:frame>
                <draw:custom-shape draw:style-name="gr22" draw:text-style-name="P6" draw:layer="layout" svg:width="0.779cm" svg:height="0.75cm" svg:x="7.518cm" svg:y="12.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3" draw:text-style-name="P8" draw:layer="layout" svg:width="0.779cm" svg:height="0.75cm" svg:x="8.816cm" svg:y="12.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4" draw:text-style-name="P10" draw:layer="layout" svg:width="0.778cm" svg:height="0.75cm" svg:x="10.115cm" svg:y="12.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5" draw:text-style-name="P15" draw:layer="layout" svg:width="0.779cm" svg:height="0.75cm" svg:x="11.413cm" svg:y="12.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6" draw:text-style-name="P1" draw:layer="layout" svg:width="0.75cm" svg:height="0.5cm" svg:x="13cm" svg:y="12cm">
                  <text:p/>
    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0 $1" draw:handle-range-x-minimum="0" draw:handle-range-x-maximum="21600" draw:handle-range-y-minimum="0" draw:handle-range-y-maximum="10800"/>
                  </draw:enhanced-geometry>
                </draw:custom-shape>
                <draw:custom-shape draw:style-name="gr26" draw:text-style-name="P1" draw:layer="layout" svg:width="0.75cm" svg:height="0.5cm" svg:x="6.5cm" svg:y="12cm">
                  <text:p/>
    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0 $1" draw:handle-range-x-minimum="0" draw:handle-range-x-maximum="21600" draw:handle-range-y-minimum="0" draw:handle-range-y-maximum="10800"/>
                  </draw:enhanced-geometry>
                </draw:custom-shape>
              </draw:g>
              <draw:g>
                <draw:glue-point draw:id="4" svg:x="-5cm" svg:y="0.591cm"/>
                <draw:line draw:style-name="gr27" draw:text-style-name="P16" draw:layer="layout" svg:x1="4.75cm" svg:y1="11.906cm" svg:x2="6.249cm" svg:y2="11.906cm">
                  <text:p/>
                </draw:line>
                <draw:frame draw:style-name="gr28" draw:text-style-name="P4" draw:layer="layout" svg:width="1.116cm" svg:height="0.727cm" svg:x="4.884cm" svg:y="11.5cm">
                  <draw:text-box>
                    <text:p><text:span text:style-name="T4">wr_in</text:span></text:p>
                  </draw:text-box>
                </draw:frame>
              </draw:g>
              <draw:g>
                <draw:glue-point draw:id="4" svg:x="-5cm" svg:y="1.568cm"/>
                <draw:glue-point draw:id="5" svg:x="-3.47cm" svg:y="1.568cm"/>
                <draw:glue-point draw:id="6" svg:x="-5cm" svg:y="0.591cm"/>
                <draw:line draw:style-name="gr27" draw:text-style-name="P16" draw:layer="layout" svg:x1="4.75cm" svg:y1="12.429cm" svg:x2="6.249cm" svg:y2="12.429cm">
                  <text:p/>
                </draw:line>
                <draw:frame draw:style-name="gr29" draw:text-style-name="P4" draw:layer="layout" svg:width="1.116cm" svg:height="0.489cm" svg:x="4.884cm" svg:y="12.023cm">
                  <draw:text-box>
                    <text:p><text:span text:style-name="T4">wr_sel</text:span></text:p>
                  </draw:text-box>
                </draw:frame>
              </draw:g>
              <draw:g>
                <draw:glue-point draw:id="4" svg:x="-5cm" svg:y="0.591cm"/>
                <draw:line draw:style-name="gr27" draw:text-style-name="P16" draw:layer="layout" svg:x1="4.75cm" svg:y1="12.929cm" svg:x2="6.249cm" svg:y2="12.929cm">
                  <text:p/>
                </draw:line>
                <draw:frame draw:style-name="gr28" draw:text-style-name="P4" draw:layer="layout" svg:width="1.5cm" svg:height="0.727cm" svg:x="4.884cm" svg:y="12.523cm">
                  <draw:text-box>
                    <text:p><text:span text:style-name="T4">wr_vaild</text:span></text:p>
                  </draw:text-box>
                </draw:frame>
              </draw:g>
              <draw:g>
                <draw:glue-point draw:id="4" svg:x="4.179cm" svg:y="1.884cm"/>
                <draw:glue-point draw:id="5" svg:x="4.173cm" svg:y="0.591cm"/>
                <draw:line draw:style-name="gr27" draw:text-style-name="P16" draw:layer="layout" svg:x1="14cm" svg:y1="11.906cm" svg:x2="15.499cm" svg:y2="11.906cm">
                  <text:p/>
                </draw:line>
                <draw:frame draw:style-name="gr30" draw:text-style-name="P17" draw:layer="layout" svg:width="1.116cm" svg:height="0.727cm" svg:x="14.134cm" svg:y="11.5cm">
                  <draw:text-box>
                    <text:p><text:span text:style-name="T4">rd_out</text:span></text:p>
                  </draw:text-box>
                </draw:frame>
              </draw:g>
              <draw:g>
                <draw:glue-point draw:id="4" svg:x="4.94cm" svg:y="0.371cm"/>
                <draw:line draw:style-name="gr31" draw:text-style-name="P12" draw:layer="layout" svg:x1="14cm" svg:y1="12.413cm" svg:x2="15.499cm" svg:y2="12.413cm">
                  <text:p/>
                </draw:line>
                <draw:frame draw:style-name="gr28" draw:text-style-name="P4" draw:layer="layout" svg:width="1.25cm" svg:height="0.727cm" svg:x="14.258cm" svg:y="12.023cm">
                  <draw:text-box>
                    <text:p><text:span text:style-name="T4">rd_sel</text:span></text:p>
                  </draw:text-box>
                </draw:frame>
              </draw:g>
              <draw:g>
                <draw:glue-point draw:id="4" svg:x="4.94cm" svg:y="0.371cm"/>
                <draw:line draw:style-name="gr32" draw:text-style-name="P14" draw:layer="layout" svg:x1="13.992cm" svg:y1="12.913cm" svg:x2="15.491cm" svg:y2="12.913cm">
                  <text:p/>
                </draw:line>
                <draw:frame draw:style-name="gr30" draw:text-style-name="P17" draw:layer="layout" svg:width="1.25cm" svg:height="0.727cm" svg:x="14.25cm" svg:y="12.523cm">
                  <draw:text-box>
                    <text:p><text:span text:style-name="T4">rd_vaild</text:span></text:p>
                  </draw:text-box>
                </draw:frame>
              </draw:g>
            </draw:g>
          </draw:g>
        </draw:g>
        <draw:connector draw:style-name="gr33" draw:text-style-name="P12" draw:layer="layout" draw:line-skew="1.116cm" svg:x1="13.75cm" svg:y1="8.999cm" svg:x2="15.013cm" svg:y2="15.678cm" draw:start-shape="id1" draw:start-glue-point="8" draw:end-shape="id2" draw:end-glue-point="4" svg:d="M13750 8999h3374v6679h-2111" svg:viewBox="0 0 3375 6680">
          <text:p/>
        </draw:connector>
        <draw:connector draw:style-name="gr33" draw:text-style-name="P12" draw:layer="layout" draw:line-skew="0.366cm" svg:x1="15.012cm" svg:y1="16.428cm" svg:x2="13.75cm" svg:y2="9.499cm" draw:start-shape="id2" draw:start-glue-point="6" draw:end-shape="id1" draw:end-glue-point="9" svg:d="M15012 16428h1362v-6929h-2624" svg:viewBox="0 0 2625 6930">
          <text:p/>
        </draw:connector>
        <draw:connector draw:style-name="gr34" draw:text-style-name="P18" draw:layer="layout" draw:type="line" svg:x1="16.506cm" svg:y1="12.914cm" svg:x2="15.49cm" svg:y2="12.914cm" svg:d="M16506 12914h-1016" svg:viewBox="0 0 1017 1">
          <text:p/>
        </draw:connector>
        <draw:connector draw:style-name="gr35" draw:text-style-name="P5" draw:layer="layout" draw:type="line" svg:x1="17.248cm" svg:y1="11.908cm" svg:x2="15.497cm" svg:y2="11.907cm" svg:d="M17248 11908l-1751-1" svg:viewBox="0 0 1752 2">
          <text:p/>
        </draw:connector>
        <draw:custom-shape draw:style-name="gr36" draw:text-style-name="P14" draw:layer="layout" svg:width="0.25cm" svg:height="0.25cm" svg:x="16.2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draw:layer="layout" svg:width="0.25cm" svg:height="0.25cm" svg:x="17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2" draw:layer="layout" draw:line-skew="-0.749cm" svg:x1="5.873cm" svg:y1="15.678cm" svg:x2="7cm" svg:y2="8.999cm" draw:start-shape="id2" draw:start-glue-point="9" draw:end-shape="id1" draw:end-glue-point="5" svg:d="M5873 15678h-2373v-6679h3500" svg:viewBox="0 0 3501 6680">
          <text:p/>
        </draw:connector>
        <draw:connector draw:style-name="gr33" draw:text-style-name="P12" draw:layer="layout" draw:line-skew="0cm -1.569cm" svg:x1="7cm" svg:y1="9.499cm" svg:x2="5.873cm" svg:y2="16.431cm" draw:start-shape="id1" draw:start-glue-point="6" draw:end-shape="id2" draw:end-glue-point="10" svg:d="M7000 9499h-2751v6932h1624" svg:viewBox="0 0 2752 6933">
          <text:p/>
        </draw:connector>
        <draw:connector draw:style-name="gr38" draw:text-style-name="P19" draw:layer="layout" draw:type="line" svg:x1="4.75cm" svg:y1="12.93cm" svg:x2="4.255cm" svg:y2="12.925cm" draw:start-shape="id2" draw:start-glue-point="11" svg:d="M4750 12930l-495-5" svg:viewBox="0 0 496 6">
          <text:p/>
        </draw:connector>
        <draw:connector draw:style-name="gr34" draw:text-style-name="P18" draw:layer="layout" draw:type="line" svg:x1="4.75cm" svg:y1="11.907cm" svg:x2="3.515cm" svg:y2="11.905cm" draw:start-shape="id2" draw:start-glue-point="13" svg:d="M4750 11907l-1235-2" svg:viewBox="0 0 1236 3">
          <text:p/>
        </draw:connector>
        <draw:custom-shape draw:style-name="gr37" draw:text-style-name="P14" draw:layer="layout" svg:width="0.25cm" svg:height="0.25cm" svg:x="4.135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draw:layer="layout" svg:width="0.25cm" svg:height="0.25cm" svg:x="3.375cm" svg:y="1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9" draw:layer="layout" svg:x1="1cm" svg:y1="12.432cm" svg:x2="4.75cm" svg:y2="12.432cm">
          <text:p/>
        </draw:line>
        <draw:line draw:style-name="gr40" draw:text-style-name="P12" draw:layer="layout" svg:x1="15.508cm" svg:y1="12.41cm" svg:x2="19.5cm" svg:y2="12.41cm">
          <text:p/>
        </draw:line>
        <draw:line draw:style-name="gr41" draw:text-style-name="P12" draw:layer="layout" svg:x1="16.374cm" svg:y1="9.499cm" svg:x2="19.5cm" svg:y2="9.5cm">
          <text:p/>
        </draw:line>
        <draw:line draw:style-name="gr42" draw:text-style-name="P19" draw:layer="layout" svg:x1="1cm" svg:y1="9.5cm" svg:x2="4.25cm" svg:y2="9.5cm">
          <text:p/>
        </draw:line>
        <draw:line draw:style-name="gr43" draw:text-style-name="P19" draw:layer="layout" svg:x1="1cm" svg:y1="8.5cm" svg:x2="7cm" svg:y2="8.5cm">
          <text:p/>
        </draw:line>
        <draw:line draw:style-name="gr44" draw:text-style-name="P19" draw:layer="layout" svg:x1="13.75cm" svg:y1="8.5cm" svg:x2="19.5cm" svg:y2="8.5cm">
          <text:p/>
        </draw:line>
        <draw:frame draw:style-name="gr45" draw:text-style-name="P20" draw:layer="layout" svg:width="2cm" svg:height="0.683cm" svg:x="0.75cm" svg:y="7.817cm">
          <draw:text-box>
            <text:p><text:span text:style-name="T5">wr_data</text:span></text:p>
          </draw:text-box>
        </draw:frame>
        <draw:frame draw:style-name="gr45" draw:text-style-name="P20" draw:layer="layout" svg:width="2cm" svg:height="0.683cm" svg:x="0.75cm" svg:y="8.75cm">
          <draw:text-box>
            <text:p><text:span text:style-name="T5">wr_vaild</text:span></text:p>
          </draw:text-box>
        </draw:frame>
        <draw:frame draw:style-name="gr45" draw:text-style-name="P20" draw:layer="layout" svg:width="2cm" svg:height="0.683cm" svg:x="0.75cm" svg:y="11.75cm">
          <draw:text-box>
            <text:p><text:span text:style-name="T5">wr_sel</text:span></text:p>
          </draw:text-box>
        </draw:frame>
        <draw:frame draw:style-name="gr45" draw:text-style-name="P20" draw:layer="layout" svg:width="2cm" svg:height="0.683cm" svg:x="18.5cm" svg:y="7.817cm">
          <draw:text-box>
            <text:p><text:span text:style-name="T5">wr_data</text:span></text:p>
          </draw:text-box>
        </draw:frame>
        <draw:frame draw:style-name="gr45" draw:text-style-name="P20" draw:layer="layout" svg:width="2cm" svg:height="0.683cm" svg:x="18.5cm" svg:y="8.817cm">
          <draw:text-box>
            <text:p><text:span text:style-name="T5">wr_data</text:span></text:p>
          </draw:text-box>
        </draw:frame>
        <draw:frame draw:style-name="gr45" draw:text-style-name="P20" draw:layer="layout" svg:width="2cm" svg:height="0.683cm" svg:x="18.5cm" svg:y="11.75cm">
          <draw:text-box>
            <text:p><text:span text:style-name="T5">wr_dat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线条箭头_20_10" draw:display-name="线条箭头 10" svg:viewBox="0 0 20 20" svg:d="M0 20l10-20 10 20z"/>
    <draw:marker draw:name="线条箭头_20_14" draw:display-name="线条箭头 14" svg:viewBox="0 0 20 20" svg:d="M0 20l10-20 10 20z"/>
    <draw:marker draw:name="线条箭头_20_15" draw:display-name="线条箭头 15" svg:viewBox="0 0 20 20" svg:d="M0 20l10-20 10 20z"/>
    <draw:marker draw:name="线条箭头_20_16" draw:display-name="线条箭头 16" svg:viewBox="0 0 20 20" svg:d="M0 20l10-20 10 20z"/>
    <draw:marker draw:name="线条箭头_20_17" draw:display-name="线条箭头 17" svg:viewBox="0 0 20 20" svg:d="M0 20l10-20 10 20z"/>
    <draw:marker draw:name="线条箭头_20_18" draw:display-name="线条箭头 18" svg:viewBox="0 0 20 20" svg:d="M0 20l10-20 10 20z"/>
    <draw:marker draw:name="线条箭头_20_19" draw:display-name="线条箭头 19" svg:viewBox="0 0 20 20" svg:d="M0 20l10-20 10 20z"/>
    <draw:marker draw:name="线条箭头_20_20" draw:display-name="线条箭头 20" svg:viewBox="0 0 20 20" svg:d="M0 20l10-20 10 20z"/>
    <draw:marker draw:name="线条箭头_20_21" draw:display-name="线条箭头 21" svg:viewBox="0 0 20 20" svg:d="M0 20l10-20 10 20z"/>
    <draw:marker draw:name="线条箭头_20_5" draw:display-name="线条箭头 5" svg:viewBox="0 0 20 20" svg:d="M0 20l10-20 10 20z"/>
    <draw:marker draw:name="线条箭头_20_6" draw:display-name="线条箭头 6" svg:viewBox="0 0 20 20" svg:d="M0 20l10-20 10 20z"/>
    <draw:marker draw:name="线条箭头_20_9" draw:display-name="线条箭头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3:16:36.007034052</meta:creation-date>
    <dc:date>2024-04-13T18:03:32.652831719</dc:date>
    <meta:editing-duration>PT3H25M13S</meta:editing-duration>
    <meta:editing-cycles>4</meta:editing-cycles>
    <meta:generator>LibreOffice/7.4.7.2$Linux_X86_64 LibreOffice_project/40$Build-2</meta:generator>
    <meta:document-statistic meta:object-count="99"/>
  </office:meta>
</office:document-meta>
</file>